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se.repeatedTest( @ Autowired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afterEach( @ Autowired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llelExecutionSpringExtensionTests.runTestsInParall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ase.beforeEach( @ Autowired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